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589cm" table:align="margin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text-properties fo:color="#000000" fo:font-size="8pt" style:font-name-asian="Times New Roman" style:font-size-asian="8pt" style:language-asian="es" style:country-asian="CL" style:font-name-complex="Courier New2" style:font-size-complex="8pt"/>
    </style:style>
    <style:style style:name="P4" style:family="paragraph" style:parent-style-name="Standard">
      <loext:graphic-properties draw:fill="solid" draw:fill-color="#ffffff" draw:opacity="100%"/>
      <style:paragraph-properties fo:text-align="start" style:justify-single-word="false" fo:background-color="#ffffff"/>
      <style:text-properties fo:color="#0000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5" style:family="paragraph" style:parent-style-name="Standard">
      <style:text-properties fo:font-variant="normal" fo:text-transform="none" fo:color="#000000" style:font-name="Courier New1" fo:font-size="8pt" fo:letter-spacing="normal" fo:font-style="normal" fo:font-weight="normal" style:font-size-asian="8pt" style:font-size-complex="8pt"/>
    </style:style>
    <style:style style:name="P6" style:family="paragraph" style:parent-style-name="Standard">
      <style:paragraph-properties fo:line-height="100%" fo:text-align="start" style:justify-single-word="false"/>
      <style:text-properties fo:font-variant="normal" fo:text-transform="none" fo:color="#000000" style:font-name="Courier New1" fo:font-size="8pt" fo:letter-spacing="normal" fo:font-style="normal" fo:font-weight="normal" style:font-size-asian="8pt" style:font-size-complex="8pt"/>
    </style:style>
    <style:style style:name="P7" style:family="paragraph" style:parent-style-name="Standard">
      <style:paragraph-properties fo:line-height="100%" fo:text-align="start" style:justify-single-word="false"/>
      <style:text-properties fo:font-variant="normal" fo:text-transform="none" style:font-name="Courier New1" fo:font-size="8pt" fo:letter-spacing="normal" fo:font-style="normal" fo:font-weight="normal" style:font-size-asian="8pt" style:font-size-complex="8pt"/>
    </style:style>
    <style:style style:name="P8" style:family="paragraph" style:parent-style-name="Standard">
      <style:text-properties fo:font-variant="normal" fo:text-transform="none" fo:color="#0077cc" style:text-line-through-style="none" style:text-line-through-type="none" style:font-name="inherit" fo:font-size="1pt" fo:letter-spacing="normal" fo:font-style="normal" style:text-underline-style="none" fo:font-weight="normal" style:text-blinking="false"/>
    </style:style>
    <style:style style:name="P9" style:family="paragraph" style:parent-style-name="HTML_20_Preformatted">
      <loext:graphic-properties draw:fill="solid" draw:fill-color="#ffffff" draw:opacity="100%"/>
      <style:paragraph-properties fo:background-color="#ffffff"/>
    </style:style>
    <style:style style:name="P10" style:family="paragraph" style:parent-style-name="HTML_20_Preformatted">
      <loext:graphic-properties draw:fill="solid" draw:fill-color="#ffffff" draw:opacity="100%"/>
      <style:paragraph-properties fo:text-align="start" style:justify-single-word="false" fo:background-color="#ffffff"/>
      <style:text-properties fo:color="#0000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HTML_20_Preformatted">
      <loext:graphic-properties draw:fill="solid" draw:fill-color="#ffffff" draw:opacity="100%"/>
      <style:paragraph-properties fo:background-color="#ffffff"/>
      <style:text-properties fo:font-size="8pt" style:font-size-asian="8pt" style:font-size-complex="8pt"/>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style:text-properties fo:font-size="8pt" style:font-size-asian="8pt" style:font-size-complex="8pt"/>
    </style:style>
    <style:style style:name="P14" style:family="paragraph" style:parent-style-name="Standard">
      <style:paragraph-properties fo:margin-top="0cm" fo:margin-bottom="0cm" loext:contextual-spacing="false"/>
      <style:text-properties fo:color="#000000" fo:font-size="8pt" style:font-name-asian="Calibri1" style:font-size-asian="8pt" style:font-size-complex="8pt"/>
    </style:style>
    <style:style style:name="P15"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style:font-name-asian="Times New Roman" style:font-size-asian="8pt" style:language-asian="es" style:country-asian="CL" style:font-style-asian="normal" style:font-weight-asian="normal" style:font-name-complex="Courier New2" style:font-size-complex="8pt" style:font-style-complex="normal" style:font-weight-complex="normal" style:text-overline-style="none" style:text-overline-color="font-color"/>
    </style:style>
    <style:style style:name="P18"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name-asian="Times New Roman" style:font-size-asian="10pt" style:language-asian="es" style:country-asian="CL" style:font-name-complex="Courier New2" style:font-size-complex="10pt"/>
    </style:style>
    <style:style style:name="P19" style:family="paragraph" style:parent-style-name="Standard">
      <style:paragraph-properties fo:margin-top="0cm" fo:margin-bottom="0cm" loext:contextual-spacing="false"/>
      <style:text-properties fo:font-variant="normal" fo:text-transform="none" fo:color="#000000" style:font-name="Courier New1" fo:font-size="8pt" fo:letter-spacing="normal" fo:font-style="normal" fo:font-weight="normal" style:font-size-asian="8pt" style:font-size-complex="8pt"/>
    </style:style>
    <style:style style:name="P20"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Preformatted_20_Text">
      <style:paragraph-properties fo:margin-top="0cm" fo:margin-bottom="0cm" loext:contextual-spacing="false" fo:orphans="2" fo:widows="2" fo:padding="0cm" fo:border="none"/>
    </style:style>
    <style:style style:name="P22" style:family="paragraph" style:parent-style-name="Preformatted_20_Text">
      <style:paragraph-properties fo:margin-top="0cm" fo:margin-bottom="0cm" loext:contextual-spacing="false" fo:orphans="2" fo:widows="2" fo:padding="0cm" fo:border="none"/>
      <style:text-properties fo:font-variant="normal" fo:text-transform="none" style:font-name="Courier New1" fo:font-size="8pt" fo:letter-spacing="normal" fo:font-style="normal" fo:font-weight="normal" style:font-size-asian="8pt" style:font-size-complex="8pt"/>
    </style:style>
    <style:style style:name="P23" style:family="paragraph" style:parent-style-name="Preformatted_20_Text">
      <style:paragraph-properties fo:margin-top="0cm" fo:margin-bottom="0cm" loext:contextual-spacing="false" fo:orphans="2" fo:widows="2" fo:padding="0cm" fo:border="none"/>
      <style:text-properties fo:font-variant="normal" fo:text-transform="none" style:font-name="Courier New1" fo:font-size="8pt" fo:letter-spacing="normal" style:font-size-asian="8pt" style:font-size-complex="8pt"/>
    </style:style>
    <style:style style:name="P24" style:family="paragraph" style:parent-style-name="Heading_20_2">
      <style:paragraph-properties fo:break-before="page"/>
    </style:style>
    <style:style style:name="P25" style:family="paragraph" style:parent-style-name="HTML_20_Preformatted">
      <loext:graphic-properties draw:fill="solid" draw:fill-color="#ffffff" draw:opacity="100%"/>
      <style:paragraph-properties fo:margin-top="0cm" fo:margin-bottom="0.423cm" loext:contextual-spacing="false" fo:background-color="#ffffff"/>
    </style:style>
    <style:style style:name="P26" style:family="paragraph" style:parent-style-name="Preformatted_20_Text">
      <style:paragraph-properties fo:line-height="100%" fo:text-align="start" style:justify-single-word="false"/>
      <style:text-properties fo:color="#cc7832" style:font-name="Courier New1" fo:font-size="8pt" style:font-size-asian="8pt" style:font-size-complex="8pt"/>
    </style:style>
    <style:style style:name="P27" style:family="paragraph" style:parent-style-name="Preformatted_20_Text">
      <style:paragraph-properties fo:line-height="100%"/>
      <style:text-properties fo:font-variant="normal" fo:text-transform="none" style:font-name="Courier New1" fo:font-size="8pt" fo:letter-spacing="normal" fo:font-style="normal" fo:font-weight="normal" style:font-size-asian="8pt" style:font-size-complex="8pt"/>
    </style:style>
    <style:style style:name="P28" style:family="paragraph" style:parent-style-name="Preformatted_20_Text">
      <style:paragraph-properties fo:line-height="100%" fo:text-align="start" style:justify-single-word="false"/>
      <style:text-properties fo:color="#000000" style:font-name="Courier New1" fo:font-size="8pt" style:font-size-asian="8pt" style:font-size-complex="8pt"/>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urier New1" fo:font-size="8pt" fo:letter-spacing="normal" fo:font-style="normal" fo:font-weight="normal" style:font-size-asian="8pt" style:font-size-complex="8pt"/>
    </style:style>
    <style:style style:name="P31"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32" style:family="paragraph" style:parent-style-name="Standard">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cc7832" style:font-name="Courier New1" fo:font-size="8pt" fo:letter-spacing="normal" fo:font-style="normal" fo:font-weight="normal" style:font-size-asian="8pt" style:font-size-complex="8pt"/>
    </style:style>
    <style:style style:name="P33" style:family="paragraph" style:parent-style-name="Standard">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Courier New1" fo:font-size="8pt" fo:letter-spacing="normal" fo:font-style="normal" fo:font-weight="normal" style:font-size-asian="8pt" style:font-size-complex="8pt"/>
    </style:style>
    <style:style style:name="P34" style:family="paragraph" style:parent-style-name="Standard">
      <style:paragraph-properties fo:margin-left="0cm" fo:margin-right="0cm" fo:margin-top="0cm" fo:margin-bottom="0cm" loext:contextual-spacing="false" fo:line-height="100%" fo:orphans="2" fo:widows="2" fo:text-indent="0cm" style:auto-text-indent="false" fo:padding="0cm" fo:border="none"/>
    </style:style>
    <style:style style:name="P35"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Courier New1" fo:font-size="8pt" fo:letter-spacing="normal" fo:font-style="normal" fo:font-weight="normal" style:font-size-asian="8pt" style:font-size-complex="8pt"/>
    </style:style>
    <style:style style:name="P36" style:family="paragraph" style:parent-style-name="Heading_20_3">
      <style:text-properties fo:font-variant="normal" fo:text-transform="none" fo:color="#000000" style:font-name="Courier New1" fo:font-size="8pt" fo:letter-spacing="normal" fo:font-style="normal" fo:font-weight="normal" style:font-size-asian="8pt" style:font-size-complex="8pt"/>
    </style:style>
    <style:style style:name="P37" style:family="paragraph" style:parent-style-name="Heading_20_3">
      <style:text-properties fo:color="#000000" style:font-name="Courier New1" fo:font-size="8pt" style:font-size-asian="8pt" style:font-size-complex="8pt"/>
    </style:style>
    <style:style style:name="P38" style:family="paragraph" style:parent-style-name="Preformatted_20_Text">
      <style:paragraph-properties fo:margin-top="0.032cm" fo:margin-bottom="0cm" loext:contextual-spacing="false" fo:orphans="2" fo:widows="2" fo:padding="0cm" fo:border="none"/>
      <style:text-properties fo:font-variant="normal" fo:text-transform="none" fo:color="#000000" style:font-name="Courier New1" fo:font-size="8pt" fo:letter-spacing="normal" fo:font-style="normal" fo:font-weight="normal" style:font-size-asian="8pt" style:font-size-complex="8pt"/>
    </style:style>
    <style:style style:name="P3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40" style:family="paragraph" style:parent-style-name="Preformatted_20_Text">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1" fo:font-size="8pt" officeooo:rsid="0002ed5d" officeooo:paragraph-rsid="0002ed5d" style:font-size-asian="8pt" style:font-size-complex="8pt"/>
    </style:style>
    <style:style style:name="P4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42"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1" fo:font-size="8pt" officeooo:rsid="0002ed5d" officeooo:paragraph-rsid="0002ed5d" style:font-size-asian="8pt" style:font-size-complex="8pt"/>
    </style:style>
    <style:style style:name="P44" style:family="paragraph" style:parent-style-name="Heading_20_1" style:list-style-name="WWNum2" style:master-page-name="First_20_Page">
      <style:paragraph-properties style:page-number="auto"/>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8pt" style:font-name-asian="Times New Roman" style:font-size-asian="8pt" style:language-asian="es" style:country-asian="CL" style:font-name-complex="Courier New2" style:font-size-complex="8pt"/>
    </style:style>
    <style:style style:name="T7" style:family="text">
      <style:text-properties fo:color="#000000" fo:font-size="8pt" style:font-size-asian="8pt" style:font-size-complex="8pt"/>
    </style:style>
    <style:style style:name="T8" style:family="text">
      <style:text-properties fo:color="#000000" fo:font-size="8pt" style:font-size-asian="8pt" style:font-name-complex="Courier New2" style:font-size-complex="8pt" loext:padding="0cm" loext:border="none"/>
    </style:style>
    <style:style style:name="T9" style:family="text">
      <style:text-properties fo:color="#000000" fo:font-size="8pt" style:font-name-asian="Calibri1" style:font-size-asian="8pt" style:font-size-complex="8pt" loext:padding="0cm" loext:border="none"/>
    </style:style>
    <style:style style:name="T10" style:family="text">
      <style:text-properties fo:color="#000000" fo:font-size="10pt" style:font-name-asian="Times New Roman" style:font-size-asian="10pt" style:language-asian="es" style:country-asian="CL" style:font-name-complex="Courier New2" style:font-size-complex="10pt"/>
    </style:style>
    <style:style style:name="T11" style:family="text">
      <style:text-properties fo:color="#000000" fo:font-size="11pt" style:font-name-asian="Times New Roman" style:font-size-asian="11pt" style:language-asian="es" style:country-asian="CL" style:font-name-complex="Courier New2" style:font-size-complex="11pt"/>
    </style:style>
    <style:style style:name="T12" style:family="text">
      <style:text-properties fo:color="#000000" style:font-style-asian="normal" style:font-weight-asian="normal"/>
    </style:style>
    <style:style style:name="T13" style:family="text">
      <style:text-properties fo:color="#000080" fo:font-size="8pt" fo:font-weight="bold" style:font-name-asian="Times New Roman" style:font-size-asian="8pt" style:language-asian="es" style:country-asian="CL" style:font-weight-asian="bold" style:font-name-complex="Courier New2" style:font-size-complex="8pt" style:font-weight-complex="bold"/>
    </style:style>
    <style:style style:name="T14" style:family="text">
      <style:text-properties fo:color="#000080" fo:font-size="8pt" fo:font-weight="bold" style:font-size-asian="8pt" style:font-weight-asian="bold" style:font-size-complex="8pt" style:font-weight-complex="bold"/>
    </style:style>
    <style:style style:name="T15" style:family="text">
      <style:text-properties fo:color="#000080" fo:font-size="10pt" fo:font-weight="bold" style:font-name-asian="Times New Roman" style:font-size-asian="10pt" style:language-asian="es" style:country-asian="CL" style:font-weight-asian="bold" style:font-name-complex="Courier New2" style:font-size-complex="10pt" style:font-weight-complex="bold"/>
    </style:style>
    <style:style style:name="T16" style:family="text">
      <style:text-properties fo:color="#000080" fo:font-weight="bold" style:font-weight-asian="bold" style:font-weight-complex="bold"/>
    </style:style>
    <style:style style:name="T17" style:family="text">
      <style:text-properties fo:color="#000080" fo:font-weight="bold" style:font-style-asian="normal" style:font-weight-asian="bold"/>
    </style:style>
    <style:style style:name="T18" style:family="text">
      <style:text-properties fo:color="#0000ff"/>
    </style:style>
    <style:style style:name="T19" style:family="text">
      <style:text-properties fo:color="#0000ff" fo:font-size="8pt" style:font-name-asian="Times New Roman" style:font-size-asian="8pt" style:language-asian="es" style:country-asian="CL" style:font-name-complex="Courier New2" style:font-size-complex="8pt"/>
    </style:style>
    <style:style style:name="T20" style:family="text">
      <style:text-properties fo:color="#0000ff" style:font-style-asian="normal" style:font-weight-asian="normal"/>
    </style:style>
    <style:style style:name="T21" style:family="text">
      <style:text-properties fo:color="#008000" fo:font-size="8pt" fo:font-weight="bold" style:font-name-asian="Times New Roman" style:font-size-asian="8pt" style:language-asian="es" style:country-asian="CL" style:font-weight-asian="bold" style:font-name-complex="Courier New2" style:font-size-complex="8pt" style:font-weight-complex="bold"/>
    </style:style>
    <style:style style:name="T22" style:family="text">
      <style:text-properties fo:color="#008000" fo:font-size="8pt" fo:font-weight="bold" style:font-size-asian="8pt" style:font-weight-asian="bold" style:font-size-complex="8pt" style:font-weight-complex="bold"/>
    </style:style>
    <style:style style:name="T23" style:family="text">
      <style:text-properties fo:color="#008000" fo:font-size="10pt" fo:font-weight="bold" style:font-name-asian="Times New Roman" style:font-size-asian="10pt" style:language-asian="es" style:country-asian="CL" style:font-weight-asian="bold" style:font-name-complex="Courier New2" style:font-size-complex="10pt" style:font-weight-complex="bold"/>
    </style:style>
    <style:style style:name="T24" style:family="text">
      <style:text-properties fo:color="#008000" fo:font-weight="bold" style:font-weight-asian="bold"/>
    </style:style>
    <style:style style:name="T25" style:family="text">
      <style:text-properties fo:color="#008000" fo:font-weight="bold" style:font-weight-asian="bold" style:font-weight-complex="bold"/>
    </style:style>
    <style:style style:name="T26" style:family="text">
      <style:text-properties fo:color="#008000" fo:font-weight="bold" style:font-style-asian="normal" style:font-weight-asian="bold"/>
    </style:style>
    <style:style style:name="T27" style:family="text">
      <style:text-properties fo:color="#660e7a" fo:font-size="8pt" fo:font-weight="bold" style:font-name-asian="Times New Roman" style:font-size-asian="8pt" style:language-asian="es" style:country-asian="CL" style:font-weight-asian="bold" style:font-name-complex="Courier New2" style:font-size-complex="8pt" style:font-weight-complex="bold"/>
    </style:style>
    <style:style style:name="T28" style:family="text">
      <style:text-properties fo:color="#660e7a" fo:font-size="8pt" fo:font-weight="bold" style:font-size-asian="8pt" style:font-weight-asian="bold" style:font-size-complex="8pt" style:font-weight-complex="bold"/>
    </style:style>
    <style:style style:name="T29" style:family="text">
      <style:text-properties fo:color="#660e7a" fo:font-size="10pt" fo:font-weight="bold" style:font-name-asian="Times New Roman" style:font-size-asian="10pt" style:language-asian="es" style:country-asian="CL" style:font-weight-asian="bold" style:font-name-complex="Courier New2" style:font-size-complex="10pt" style:font-weight-complex="bold"/>
    </style:style>
    <style:style style:name="T30" style:family="text">
      <style:text-properties fo:color="#660e7a" fo:font-weight="bold" style:font-weight-asian="bold"/>
    </style:style>
    <style:style style:name="T31" style:family="text">
      <style:text-properties fo:color="#660e7a" fo:font-weight="bold" style:font-weight-asian="bold" style:font-weight-complex="bold"/>
    </style:style>
    <style:style style:name="T32" style:family="text">
      <style:text-properties fo:font-size="8pt" style:font-name-asian="Times New Roman" style:font-size-asian="8pt" style:language-asian="es" style:country-asian="CL" style:font-name-complex="Courier New2" style:font-size-complex="8pt"/>
    </style:style>
    <style:style style:name="T33" style:family="text">
      <style:text-properties fo:color="#808080" fo:font-size="8pt" fo:font-style="italic" style:font-size-asian="8pt" style:font-style-asian="italic" style:font-size-complex="8pt" style:font-style-complex="italic"/>
    </style:style>
    <style:style style:name="T34" style:family="text">
      <style:text-properties fo:color="#808080" fo:font-size="10pt" fo:font-style="italic" style:font-name-asian="Times New Roman" style:font-size-asian="10pt" style:language-asian="es" style:country-asian="CL" style:font-style-asian="italic" style:font-name-complex="Courier New2" style:font-size-complex="10pt" style:font-style-complex="italic"/>
    </style:style>
    <style:style style:name="T35" style:family="text">
      <style:text-properties fo:color="#808000" fo:font-size="10pt" style:font-name-asian="Times New Roman" style:font-size-asian="10pt" style:language-asian="es" style:country-asian="CL" style:font-name-complex="Courier New2" style:font-size-complex="10pt"/>
    </style:style>
    <style:style style:name="T36" style:family="text">
      <style:text-properties fo:color="#a67f59" fo:font-size="8pt" style:font-size-asian="8pt" style:font-name-complex="Courier New2" style:font-size-complex="8pt" loext:padding="0cm" loext:border="none"/>
    </style:style>
    <style:style style:name="T37" style:family="text">
      <style:text-properties fo:color="#dd4a68" fo:font-size="8pt" style:font-size-asian="8pt" style:font-name-complex="Courier New2" style:font-size-complex="8pt" loext:padding="0cm" loext:border="none"/>
    </style:style>
    <style:style style:name="T38" style:family="text">
      <style:text-properties fo:color="#999999" fo:font-size="8pt" style:font-size-asian="8pt" style:font-name-complex="Courier New2" style:font-size-complex="8pt" loext:padding="0cm" loext:border="none"/>
    </style:style>
    <style:style style:name="T39" style:family="text">
      <style:text-properties fo:color="#0077aa" fo:font-size="8pt" style:font-size-asian="8pt" style:font-name-complex="Courier New2" style:font-size-complex="8pt" loext:padding="0cm" loext:border="none"/>
    </style:style>
    <style:style style:name="T40" style:family="text">
      <style:text-properties fo:color="#669900" fo:font-size="8pt" style:font-size-asian="8pt" style:font-name-complex="Courier New2" style:font-size-complex="8pt" loext:padding="0cm" loext:border="none"/>
    </style:style>
    <style:style style:name="T41" style:family="text">
      <style:text-properties style:text-underline-style="none"/>
    </style:style>
    <style:style style:name="T42" style:family="text">
      <style:text-properties fo:font-variant="normal" fo:text-transform="none" style:font-name="Courier New1" fo:font-size="8pt" fo:letter-spacing="normal" fo:font-style="normal" fo:font-weight="bold" style:font-size-asian="8pt" style:font-size-complex="8pt"/>
    </style:style>
    <style:style style:name="T43" style:family="text">
      <style:text-properties fo:font-variant="normal" fo:text-transform="none" style:font-name="Courier New1" fo:font-size="8pt" fo:letter-spacing="normal" fo:font-style="normal" fo:font-weight="normal" style:font-size-asian="8pt" style:font-size-complex="8pt"/>
    </style:style>
    <style:style style:name="T44" style:family="text">
      <style:text-properties fo:font-variant="normal" fo:text-transform="none" fo:color="#000000" style:font-name="Courier New1" fo:font-size="9pt" fo:letter-spacing="normal" fo:font-style="normal" fo:font-weight="normal" style:font-size-asian="9pt" style:font-size-complex="9pt" loext:padding="0cm" loext:border="none"/>
    </style:style>
    <style:style style:name="T45" style:family="text">
      <style:text-properties fo:font-variant="normal" fo:text-transform="none" fo:color="#000000" style:font-name="Courier New1" fo:font-size="8pt" fo:letter-spacing="normal" fo:font-style="normal" fo:font-weight="bold" style:font-size-asian="8pt" style:font-size-complex="8pt"/>
    </style:style>
    <style:style style:name="T46" style:family="text">
      <style:text-properties fo:font-variant="normal" fo:text-transform="none" fo:color="#101094" style:font-name="inherit" fo:font-size="8.19999980926514pt" fo:letter-spacing="normal" fo:font-style="normal" fo:font-weight="normal" fo:background-color="#eff0f1" loext:char-shading-value="0" loext:padding="0cm" loext:border="none"/>
    </style:style>
    <style:style style:name="T47" style:family="text">
      <style:text-properties fo:font-variant="normal" fo:text-transform="none" fo:color="#303336" style:font-name="Consolas" fo:font-size="8.19999980926514pt" fo:letter-spacing="normal" fo:font-style="normal" fo:font-weight="normal" fo:background-color="#eff0f1" loext:char-shading-value="0" loext:padding="0cm" loext:border="none"/>
    </style:style>
    <style:style style:name="T48" style:family="text">
      <style:text-properties fo:font-variant="normal" fo:text-transform="none" fo:color="#303336" style:font-name="inherit" fo:font-size="8.19999980926514pt" fo:letter-spacing="normal" fo:font-style="normal" fo:font-weight="normal" fo:background-color="#eff0f1" loext:char-shading-value="0" loext:padding="0cm" loext:border="none"/>
    </style:style>
    <style:style style:name="T49" style:family="text">
      <style:text-properties fo:font-variant="normal" fo:text-transform="none" fo:color="#7d2727" style:font-name="inherit" fo:font-size="8.19999980926514pt" fo:letter-spacing="normal" fo:font-style="normal" fo:font-weight="normal" fo:background-color="#eff0f1" loext:char-shading-value="0" loext:padding="0cm" loext:border="none"/>
    </style:style>
    <style:style style:name="T50" style:family="text">
      <style:text-properties fo:font-variant="normal" fo:text-transform="none" fo:color="#2b91af" style:font-name="inherit" fo:font-size="8.19999980926514pt" fo:letter-spacing="normal" fo:font-style="normal" fo:font-weight="normal" fo:background-color="#eff0f1" loext:char-shading-value="0" loext:padding="0cm" loext:border="none"/>
    </style:style>
    <style:style style:name="T51" style:family="text">
      <style:text-properties fo:font-variant="normal" fo:text-transform="none" fo:color="#858c93" style:font-name="inherit" fo:font-size="8.19999980926514pt" fo:letter-spacing="normal" fo:font-style="normal" fo:font-weight="normal" fo:background-color="#eff0f1" loext:char-shading-value="0" loext:padding="0cm" loext:border="none"/>
    </style:style>
    <style:style style:name="T52" style:family="text">
      <style:text-properties style:font-name-asian="Times New Roman" style:language-asian="es" style:country-asian="CL" style:font-name-complex="Courier New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07277612" text:style-name="WWNum2">
        <text:list-item>
          <text:list>
            <text:list-item>
              <text:h text:style-name="P44" text:outline-level="1">List &amp; Map</text:h>
            </text:list-item>
          </text:list>
        </text:list-item>
      </text:list>
      <text:h text:style-name="Heading_20_1" text:outline-level="1">Android Estudio V3.0.17/Flutter</text:h>
      <text:p text:style-name="Standard"/>
      <text:p text:style-name="Standard">Objetivo:</text:p>
      <text:p text:style-name="Standard"/>
      <text:p text:style-name="Standard">F.Creación: 3-4-2018</text:p>
      <text:p text:style-name="Standard"/>
      <text:p text:style-name="P1">Programa:</text:p>
      <text:p text:style-name="P1"/>
      <text:p text:style-name="P1">Fuente:<text:tab/><text:a xlink:type="simple" xlink:href="https://api.dartlang.org/stable/1.24.3/dart-core/List-class.html" text:style-name="ListLabel_20_1" text:visited-style-name="ListLabel_20_1"><text:span text:style-name="Internet_20_link">Oficial</text:span></text:a></text:p>
      <text:p text:style-name="P1"><text:span text:style-name="Internet_20_link"><text:span text:style-name="T41"><text:tab/></text:span></text:span><text:a xlink:type="simple" xlink:href="https://medium.com/@XensS/flutter-iii-listas-e-ítems-818be6b9c226" text:style-name="ListLabel_20_1" text:visited-style-name="ListLabel_20_1"><text:span text:style-name="Internet_20_link">Programa de Contactos</text:span></text:a></text:p>
      <text:p text:style-name="P1"><text:span text:style-name="Internet_20_link"><text:span text:style-name="T41"><text:tab/></text:span></text:span><text:a xlink:type="simple" xlink:href="https://codeburst.io/top-10-array-utility-methods-you-should-know-dart-feb2648ee3a2" text:style-name="Internet_20_link" text:visited-style-name="Visited_20_Internet_20_Link"><text:span text:style-name="Internet_20_link">Métodos utiles de listas</text:span></text:a></text:p>
      <text:p text:style-name="P1"><text:tab/><text:a xlink:type="simple" xlink:href="https://codeburst.io/top-10-map-object-utility-methods-you-should-know-dart-94f1e6d46a52" text:style-name="Internet_20_link" text:visited-style-name="Visited_20_Internet_20_Link">Métodos <text:s/>utiles de map</text:a></text:p>
      <text:p text:style-name="P1"><text:tab/><text:a xlink:type="simple" xlink:href="https://pub.dartlang.org/packages/collection#-installing-tab-" text:style-name="Internet_20_link" text:visited-style-name="Visited_20_Internet_20_Link">Libreria para listas</text:a></text:p>
      <text:p text:style-name="P1"><text:tab/><text:a xlink:type="simple" xlink:href="https://codeburst.io/top-10-array-utility-methods-you-should-know-dart-feb2648ee3a2" text:style-name="Internet_20_link" text:visited-style-name="Visited_20_Internet_20_Link">blogs</text:a></text:p>
      <text:h text:style-name="P24" text:outline-level="2"/>
      <text:h text:style-name="Heading_20_2" text:outline-level="2">Listas Fijas y crecientes</text:h>
      <text:p text:style-name="Standard">Existen dos tipos de listas, las que definen con una cierta cantidad de elementos (<text:span text:style-name="T13">new </text:span><text:span text:style-name="T6">List(</text:span><text:span text:style-name="T19">5</text:span><text:span text:style-name="T6">)). </text:span><text:span text:style-name="T11">Y las que pueden crecer (</text:span><text:span text:style-name="T13">new </text:span><text:span text:style-name="T6">List()).</text:span></text:p>
      <table:table table:name="Tabla1" table:style-name="Tabla1">
        <table:table-column table:style-name="Tabla1.A"/>
        <table:table-column table:style-name="Tabla1.B"/>
        <table:table-row>
          <table:table-cell table:style-name="Tabla1.A1" office:value-type="string">
            <text:p text:style-name="P29">Fijas</text:p>
          </table:table-cell>
          <table:table-cell table:style-name="Tabla1.B1" office:value-type="string">
            <text:p text:style-name="P29">Crecientes</text:p>
          </table:table-cell>
        </table:table-row>
        <table:table-row>
          <table:table-cell table:style-name="Tabla1.A2" office:value-type="string">
            <text:p text:style-name="P15"><text:span text:style-name="T32">List&lt;String&gt; lFijo = </text:span><text:span text:style-name="T13">new </text:span><text:span text:style-name="T32">List(</text:span><text:span text:style-name="T19">5</text:span><text:span text:style-name="T32">);<text:line-break/> <text:s/>lFijo[</text:span><text:span text:style-name="T19">0</text:span><text:span text:style-name="T32">]=</text:span><text:span text:style-name="T21">"Max"</text:span><text:span text:style-name="T32">;<text:line-break/> <text:s/>lFijo[</text:span><text:span text:style-name="T19">1</text:span><text:span text:style-name="T32">]=</text:span><text:span text:style-name="T21">"Malva"</text:span><text:span text:style-name="T32">;<text:line-break/> <text:s/>lFijo[</text:span><text:span text:style-name="T19">2</text:span><text:span text:style-name="T32">]=</text:span><text:span text:style-name="T21">"Amanda"</text:span><text:span text:style-name="T32">;<text:line-break/> <text:s/>int numEl=lFijo.</text:span><text:span text:style-name="T27">length</text:span><text:span text:style-name="T32">;<text:line-break/> <text:s/>String celda =lFijo[</text:span><text:span text:style-name="T19">2</text:span><text:span text:style-name="T32">];<text:line-break/> <text:s/>print</text:span><text:span text:style-name="T13"> </text:span><text:span text:style-name="T21">" va el </text:span><text:span text:style-name="T32">$numEl</text:span><text:span text:style-name="T21">, [</text:span><text:span text:style-name="T32">$celda</text:span><text:span text:style-name="T21">]"</text:span><text:span text:style-name="T32">; <text:s/>-→3,Amanda</text:span></text:p>
            <text:p text:style-name="P17"/>
            <text:p text:style-name="P13">lFijo.length = 0; <text:s/>// Error</text:p>
            <text:p text:style-name="P13">lFijo.add(“Laura”); <text:s text:c="3"/>// Error</text:p>
            <text:p text:style-name="P16"><text:span text:style-name="T52">lFijo</text:span><text:span text:style-name="T32">[0] = “Laura”;</text:span></text:p>
          </table:table-cell>
          <table:table-cell table:style-name="Tabla1.B2" office:value-type="string">
            <text:p text:style-name="P10">List&lt;String&gt; lVar = <text:span text:style-name="T16">new </text:span>List();<text:line-break/> <text:s/>lVar.add(<text:span text:style-name="T25">"Max"</text:span>);<text:line-break/> <text:s/>lVar.add(<text:span text:style-name="T25">"Malva"</text:span>);<text:line-break/> <text:s/>lVar.add(<text:span text:style-name="T25">"Amanda"</text:span>);<text:line-break/> <text:s/>int numEl=lVar.<text:span text:style-name="T31">length</text:span>;<text:line-break/> <text:s/>String celda =lVar[<text:span text:style-name="T18">2</text:span>];<text:line-break/> <text:s/>print<text:span text:style-name="T16"> </text:span><text:span text:style-name="T25">" va el </text:span>$numEl<text:span text:style-name="T25">, [$celda]";-→3</text:span>,amanda<text:line-break/>}</text:p>
            <text:p text:style-name="P10"/>
            <text:p text:style-name="P4">lVar[<text:span text:style-name="T18">0</text:span>]=<text:span text:style-name="T24">"Samanta"</text:span>;<text:line-break/>print(lVar);<text:line-break/>lVar.<text:span text:style-name="T30">length</text:span>=<text:span text:style-name="T18">0</text:span>;<text:line-break/>print(lVar);-→ vacío</text:p>
          </table:table-cell>
        </table:table-row>
        <table:table-row>
          <table:table-cell table:style-name="Tabla1.B2" table:number-columns-spanned="2" office:value-type="string">
            <text:p text:style-name="P16">main() {</text:p>
            <text:p text:style-name="P16"><text:s text:c="2"/>var list = [4,1,2];</text:p>
            <text:p text:style-name="P16"><text:s text:c="2"/>for (final x in list) {</text:p>
            <text:p text:style-name="P16"><text:s text:c="4"/>print(x);</text:p>
            <text:p text:style-name="P16"><text:s text:c="2"/>}</text:p>
            <text:p text:style-name="P16">}</text:p>
          </table:table-cell>
          <table:covered-table-cell/>
        </table:table-row>
        <table:table-row>
          <table:table-cell table:style-name="Tabla1.B2" table:number-columns-spanned="2" office:value-type="string">
            <text:p text:style-name="P16"/>
          </table:table-cell>
          <table:covered-table-cell/>
        </table:table-row>
      </table:table>
      <text:p text:style-name="P3"/>
      <text:p text:style-name="P3"/>
      <text:h text:style-name="Heading_20_2" text:outline-level="2">Lista de una clase</text:h>
      <text:p text:style-name="P11"><text:span text:style-name="T16">class </text:span><text:span text:style-name="T5">Pareja{<text:line-break/> <text:s/>String </text:span><text:span text:style-name="T31">nombre</text:span><text:span text:style-name="T5">;<text:line-break/> <text:s/>String </text:span><text:span text:style-name="T31">descripcion</text:span><text:span text:style-name="T5">;</text:span></text:p>
      <text:p text:style-name="P11"><text:span text:style-name="T5">}<text:line-break/><text:line-break/> <text:s/>List&lt;Pareja&gt; lVar = </text:span><text:span text:style-name="T16">new </text:span><text:span text:style-name="T5">List();<text:line-break/> <text:s/>lVar.add(</text:span><text:span text:style-name="T16">new </text:span><text:span text:style-name="T5">Pareja(</text:span><text:span text:style-name="T25">"C01"</text:span><text:span text:style-name="T5">,</text:span><text:span text:style-name="T25">"Codigo 01"</text:span><text:span text:style-name="T5">));<text:line-break/><text:line-break/> <text:s/>List&lt;Pareja&gt; par = &lt;Pareja&gt;[<text:line-break/> <text:s text:c="4"/></text:span><text:span text:style-name="T16">new </text:span><text:span text:style-name="T5">Pareja(</text:span><text:span text:style-name="T25">"c02"</text:span><text:span text:style-name="T5">,</text:span><text:span text:style-name="T25">"codigo02"</text:span><text:span text:style-name="T5">),<text:line-break/> <text:s text:c="4"/></text:span><text:span text:style-name="T16">new </text:span><text:span text:style-name="T5">Pareja(</text:span><text:span text:style-name="T25">"c03"</text:span><text:span text:style-name="T5">,</text:span><text:span text:style-name="T25">"codigo03"</text:span><text:span text:style-name="T5">)<text:line-break/> <text:s/>]<text:line-break/></text:span></text:p>
      <text:p text:style-name="P11"><text:span text:style-name="T5"><text:line-break/> <text:s/>Pareja p=par[0];<text:line-break/> <text:s/>String celda =par[</text:span><text:span text:style-name="T18">1</text:span><text:span text:style-name="T5">].</text:span><text:span text:style-name="T31">nombre</text:span><text:span text:style-name="T5">;<text:line-break/> <text:s/>int numEl=par.</text:span><text:span text:style-name="T31">length</text:span><text:span text:style-name="T5">;<text:line-break/></text:span></text:p>
      <text:h text:style-name="Heading_20_2" text:outline-level="2">Iterable&lt;E&gt;</text:h>
      <text:p text:style-name="P12">Una colección de variables que puede ser accesada secuencialmente.</text:p>
      <text:p text:style-name="P12">Las listas y mapas son ambos iterables</text:p>
      <text:p text:style-name="P25"><text:span text:style-name="T7">String rta(){<text:line-break/> <text:s/>String linea=</text:span><text:span text:style-name="T22">""</text:span><text:span text:style-name="T7">;<text:line-break/> <text:s/>Map kidsBooks = {</text:span><text:span text:style-name="T22">'Matilda'</text:span><text:span text:style-name="T7">: </text:span><text:span text:style-name="T22">'Roald Dahl'</text:span><text:span text:style-name="T7">,<text:line-break/> <text:s text:c="3"/></text:span><text:span text:style-name="T22">'Green Eggs and Ham'</text:span><text:span text:style-name="T7">: </text:span><text:span text:style-name="T22">'Dr Seuss'</text:span><text:span text:style-name="T7">,<text:line-break/> <text:s text:c="3"/></text:span><text:span text:style-name="T22">'Where the Wild Things Are'</text:span><text:span text:style-name="T7">: </text:span><text:span text:style-name="T22">'Maurice Sendak'</text:span><text:span text:style-name="T7">};<text:line-break/> <text:s/></text:span><text:span text:style-name="T14">for </text:span><text:span text:style-name="T7">(</text:span><text:span text:style-name="T14">var </text:span><text:span text:style-name="T7">book </text:span><text:span text:style-name="T14">in </text:span><text:span text:style-name="T7">kidsBooks.</text:span><text:span text:style-name="T28">keys</text:span><text:span text:style-name="T7">) {<text:line-break/> <text:s text:c="3"/>linea+=</text:span><text:span text:style-name="T22">'(</text:span><text:span text:style-name="T7">$book</text:span><text:span text:style-name="T22"> was written by </text:span><text:span text:style-name="T7">${kidsBooks[book]}</text:span><text:span text:style-name="T22">),'</text:span><text:span text:style-name="T7">;<text:line-break/> <text:s/>}<text:line-break/></text:span><text:soft-page-break/><text:span text:style-name="T7"> <text:s/></text:span><text:span text:style-name="T14">return </text:span><text:span text:style-name="T7">linea;<text:line-break/></text:span><text:span text:style-name="T5">}</text:span></text:p>
      <text:h text:style-name="Heading_20_1" text:outline-level="1">Aplicaciones</text:h>
      <text:h text:style-name="Heading_20_3" text:outline-level="3">Cargar una lista de fotos</text:h>
      <text:p text:style-name="P12"><text:span text:style-name="HTML_20_Code"><text:span text:style-name="T9">List</text:span></text:span><text:span text:style-name="token"><text:span text:style-name="T36">&lt;</text:span></text:span><text:span text:style-name="HTML_20_Code"><text:span text:style-name="T9">Container</text:span></text:span><text:span text:style-name="token"><text:span text:style-name="T36">&gt;</text:span></text:span><text:span text:style-name="HTML_20_Code"><text:span text:style-name="T9"> </text:span></text:span><text:span text:style-name="token"><text:span text:style-name="T37">_buildGridTileList</text:span></text:span><text:span text:style-name="token"><text:span text:style-name="T38">(</text:span></text:span><text:span text:style-name="HTML_20_Code"><text:span text:style-name="T9">int count</text:span></text:span><text:span text:style-name="token"><text:span text:style-name="T38">)</text:span></text:span><text:span text:style-name="HTML_20_Code"><text:span text:style-name="T9"> </text:span></text:span><text:span text:style-name="token"><text:span text:style-name="T38">{</text:span></text:span></text:p>
      <text:p text:style-name="P14"><text:span text:style-name="HTML_20_Code"/></text:p>
      <text:p text:style-name="P12"><text:span text:style-name="HTML_20_Code"><text:span text:style-name="T9"><text:s text:c="2"/></text:span></text:span><text:span text:style-name="token"><text:span text:style-name="T39">return</text:span></text:span><text:span text:style-name="HTML_20_Code"><text:span text:style-name="T9"> </text:span></text:span><text:span text:style-name="token"><text:span text:style-name="T39">new</text:span></text:span><text:span text:style-name="HTML_20_Code"><text:span text:style-name="T9"> </text:span></text:span><text:span text:style-name="token"><text:span text:style-name="T8">List</text:span></text:span><text:bookmark text:name="_GoBack"/><text:span text:style-name="token"><text:span text:style-name="T36">&lt;</text:span></text:span><text:span text:style-name="HTML_20_Code"><text:span text:style-name="T9">Container</text:span></text:span><text:span text:style-name="token"><text:span text:style-name="T36">&gt;</text:span></text:span><text:span text:style-name="token"><text:span text:style-name="T38">.</text:span></text:span><text:span text:style-name="token"><text:span text:style-name="T37">generate</text:span></text:span><text:span text:style-name="token"><text:span text:style-name="T38">(</text:span></text:span></text:p>
      <text:p text:style-name="P12"><text:span text:style-name="HTML_20_Code"><text:span text:style-name="T9"><text:s text:c="6"/>count</text:span></text:span><text:span text:style-name="token"><text:span text:style-name="T38">,</text:span></text:span></text:p>
      <text:p text:style-name="P12"><text:span text:style-name="HTML_20_Code"><text:span text:style-name="T9"><text:s text:c="6"/></text:span></text:span><text:span text:style-name="token"><text:span text:style-name="T38">(</text:span></text:span><text:span text:style-name="HTML_20_Code"><text:span text:style-name="T9">int index</text:span></text:span><text:span text:style-name="token"><text:span text:style-name="T38">)</text:span></text:span><text:span text:style-name="HTML_20_Code"><text:span text:style-name="T9"> </text:span></text:span><text:span text:style-name="token"><text:span text:style-name="T36">=&gt;</text:span></text:span></text:p>
      <text:p text:style-name="P12"><text:span text:style-name="HTML_20_Code"><text:span text:style-name="T9"><text:s text:c="10"/></text:span></text:span><text:span text:style-name="token"><text:span text:style-name="T39">new</text:span></text:span><text:span text:style-name="HTML_20_Code"><text:span text:style-name="T9"> </text:span></text:span><text:span text:style-name="token"><text:span text:style-name="T8">Container</text:span></text:span><text:span text:style-name="token"><text:span text:style-name="T38">(</text:span></text:span><text:span text:style-name="HTML_20_Code"><text:span text:style-name="T9">child</text:span></text:span><text:span text:style-name="token"><text:span text:style-name="T38">:</text:span></text:span><text:span text:style-name="HTML_20_Code"><text:span text:style-name="T9"> </text:span></text:span><text:span text:style-name="token"><text:span text:style-name="T39">new</text:span></text:span><text:span text:style-name="HTML_20_Code"><text:span text:style-name="T9"> </text:span></text:span><text:span text:style-name="token"><text:span text:style-name="T8">Image</text:span></text:span><text:span text:style-name="token"><text:span text:style-name="T38">.</text:span></text:span><text:span text:style-name="token"><text:span text:style-name="T8">asset</text:span></text:span><text:span text:style-name="token"><text:span text:style-name="T38">(</text:span></text:span><text:span text:style-name="token"><text:span text:style-name="T40">'images/pic${index+1}.jpg'</text:span></text:span><text:span text:style-name="token"><text:span text:style-name="T38">)));</text:span></text:span></text:p>
      <text:p text:style-name="P12"><text:span text:style-name="token"><text:span text:style-name="T38">}</text:span></text:span></text:p>
      <text:p text:style-name="Standard"/>
      <text:h text:style-name="Heading_20_3" text:outline-level="3">Lista de tab</text:h>
      <text:p text:style-name="P13">var moviesTitles = ['Inception', 'Heat', 'Spider Man'];</text:p>
      <text:p text:style-name="P13">moviesTitles.map((title) =&gt; Tab(text: title)).toList()</text:p>
      <text:p text:style-name="P13">example:</text:p>
      <text:p text:style-name="P13"><text:s text:c="4"/>bottom: new TabBar(</text:p>
      <text:p text:style-name="P13"><text:s text:c="6"/>controller: _controller,</text:p>
      <text:p text:style-name="P13"><text:s text:c="6"/>isScrollable: true,</text:p>
      <text:p text:style-name="P13"><text:s text:c="6"/>tabs:</text:p>
      <text:p text:style-name="P13"><text:s text:c="8"/>moviesTitles.map((title) =&gt; Tab(text: title)).toList()</text:p>
      <text:p text:style-name="P13"><text:s text:c="6"/>,</text:p>
      <text:p text:style-name="P13"><text:s text:c="4"/>),</text:p>
      <text:p text:style-name="Subtitle">Propiedades de listas</text:p>
      <text:p text:style-name="P5"/>
      <text:h text:style-name="Heading_20_3" text:outline-level="3">contains</text:h>
      <text:p text:style-name="P19">var numbers = [1, 3, 2, 5, 4];</text:p>
      <text:p text:style-name="P19">print(numbers.contains(2)); // =&gt; true</text:p>
      <text:p text:style-name="P19"/>
      <text:p text:style-name="P19"/>
      <text:h text:style-name="Heading_20_3" text:outline-level="3"><text:span text:style-name="Strong_20_Emphasis">every</text:span></text:h>
      <text:p text:style-name="P30"><text:span text:style-name="Strong_20_Emphasis"><text:span text:style-name="T3"/></text:span></text:p>
      <text:p text:style-name="P7"><text:span text:style-name="T12">List&lt;Map&lt;String, </text:span><text:span text:style-name="T17">dynamic</text:span><text:span text:style-name="T12">&gt;&gt; users = [</text:span><text:line-break/><text:span text:style-name="T12">{ </text:span><text:span text:style-name="T26">"name"</text:span><text:span text:style-name="T12">: </text:span><text:span text:style-name="T26">"John"</text:span><text:span text:style-name="T12">, </text:span><text:span text:style-name="T26">"age"</text:span><text:span text:style-name="T12">:</text:span><text:span text:style-name="T20">18 </text:span><text:span text:style-name="T12">,</text:span><text:span text:style-name="T26">"signo"</text:span><text:span text:style-name="T12">:</text:span><text:span text:style-name="T26">"Aries"</text:span><text:span text:style-name="T12">},</text:span><text:line-break/><text:span text:style-name="T12">{ </text:span><text:span text:style-name="T26">"name"</text:span><text:span text:style-name="T12">: </text:span><text:span text:style-name="T26">"Jane"</text:span><text:span text:style-name="T12">, </text:span><text:span text:style-name="T26">"age"</text:span><text:span text:style-name="T12">: </text:span><text:span text:style-name="T20">21 </text:span><text:span text:style-name="T12">,</text:span><text:span text:style-name="T26">"signo"</text:span><text:span text:style-name="T12">:</text:span><text:span text:style-name="T26">"Libra"</text:span><text:span text:style-name="T12">},</text:span><text:line-break/><text:span text:style-name="T12">{ </text:span><text:span text:style-name="T26">"name"</text:span><text:span text:style-name="T12">: </text:span><text:span text:style-name="T26">"Mary"</text:span><text:span text:style-name="T12">, </text:span><text:span text:style-name="T26">"age"</text:span><text:span text:style-name="T12">: </text:span><text:span text:style-name="T20">23 </text:span><text:span text:style-name="T12">,</text:span><text:span text:style-name="T26">"signo"</text:span><text:span text:style-name="T12">:</text:span><text:span text:style-name="T26">"Escorpion"</text:span><text:span text:style-name="T12">}</text:span><text:line-break/><text:span text:style-name="T12">];</text:span></text:p>
      <text:p text:style-name="P6"/>
      <text:p text:style-name="P31"><text:bookmark text:name="6c70"/><text:span text:style-name="T43">var is18AndOver = </text:span><text:span text:style-name="Strong_20_Emphasis"><text:span text:style-name="T42">users.every((user) =&gt; user[“age”] &gt;= 18)</text:span></text:span><text:span text:style-name="T43">;</text:span></text:p>
      <text:p text:style-name="P22">print(is18AndOver); // =&gt; true</text:p>
      <text:p text:style-name="P23"><text:s text:c="2"/></text:p>
      <text:p text:style-name="P21"><text:span text:style-name="T43">var hasNamesWithJ = </text:span><text:span text:style-name="Strong_20_Emphasis"><text:span text:style-name="T42">users.every((user) =&gt; user[“name”].startsWith('J'))</text:span></text:span><text:span text:style-name="T43">;</text:span></text:p>
      <text:p text:style-name="P22">print(hasNamesWithJ); // =&gt; false</text:p>
      <text:p text:style-name="P32"/>
      <text:h text:style-name="Heading_20_3" text:outline-level="3">expanded</text:h>
      <text:p text:style-name="P33">var pairs = [[1, 2], [3, 4]];</text:p>
      <text:p text:style-name="P33">var flattened = pairs.expand((pair) =&gt; pair).toList();</text:p>
      <text:p text:style-name="P33">print(‘Flattened result: $flattened’); // =&gt; [1, 2, 3, 4]</text:p>
      <text:p text:style-name="P33"/>
      <text:p text:style-name="P33">var input = [1, 2, 3];</text:p>
      <text:p text:style-name="P33">var duplicated = input.expand((i) =&gt; [i, i]).toList();</text:p>
      <text:p text:style-name="P33">print(duplicated); // =&gt; [1, 1, 2, 2, 3, 3]</text:p>
      <text:p text:style-name="P34"><text:span text:style-name="Strong_20_Emphasis"><text:span text:style-name="T45"/></text:span></text:p>
      <text:h text:style-name="Heading_20_3" text:outline-level="3"><text:soft-page-break/>forEach</text:h>
      <text:p text:style-name="P19">var fruits = [‘banana’, ‘pineapple’, ‘watermelon’];</text:p>
      <text:p text:style-name="P19"/>
      <text:p text:style-name="P19">fruits.forEach((fruit) =&gt; print(fruit)); // =&gt; banana pineapple watermelon</text:p>
      <text:p text:style-name="P19"/>
      <text:h text:style-name="Heading_20_3" text:outline-level="3">from</text:h>
      <text:p text:style-name="P19">var clonedFiboNumbers = List.from(fiboNumbers);</text:p>
      <text:p text:style-name="P19">print(‘Cloned list: $clonedFiboNumbers’);</text:p>
      <text:h text:style-name="Heading_20_3" text:outline-level="3"/>
      <text:h text:style-name="Heading_20_3" text:outline-level="3">Skip y take</text:h>
      <text:p text:style-name="P19">print(fiboNumbers.take(3).toList()); // =&gt; [1, 2, 3]</text:p>
      <text:p text:style-name="P19">print(fiboNumbers.skip(5).toList()); // =&gt; [13, 21]</text:p>
      <text:p text:style-name="P19">print(fiboNumbers.take(3).skip(2).take(1).toList()); // =&gt; [3]</text:p>
      <text:h text:style-name="P36" text:outline-level="3"/>
      <text:h text:style-name="Heading_20_3" text:outline-level="3">Sort</text:h>
      <text:p text:style-name="P19">data.sort((a, b) {</text:p>
      <text:p text:style-name="P19"><text:s text:c="2"/>return a['name'].toLowerCase().compareTo(b['name'].toLowerCase());</text:p>
      <text:p text:style-name="P19">});</text:p>
      <text:p text:style-name="P19"/>
      <text:p text:style-name="P19">var list = [4,1,2];</text:p>
      <text:p text:style-name="P19"><text:s text:c="2"/>list.sort(compare(a,b) {</text:p>
      <text:p text:style-name="P19"><text:s text:c="4"/>if (a == b) {</text:p>
      <text:p text:style-name="P19"><text:s text:c="6"/>return 0;</text:p>
      <text:p text:style-name="P19"><text:s text:c="4"/>} else if (a &gt; b) {</text:p>
      <text:p text:style-name="P19"><text:s text:c="6"/>return 1;</text:p>
      <text:p text:style-name="P19"><text:s text:c="4"/>} else {</text:p>
      <text:p text:style-name="P19"><text:s text:c="6"/>return -1;</text:p>
      <text:p text:style-name="P19"><text:s text:c="4"/>}</text:p>
      <text:p text:style-name="P19"><text:s text:c="2"/>});</text:p>
      <text:h text:style-name="Heading_20_3" text:outline-level="3">Reduce y Fold</text:h>
      <text:p text:style-name="P19">var sum = numbers.reduce((curr, next) =&gt; curr + next);</text:p>
      <text:p text:style-name="P19">print(sum); // =&gt; 15</text:p>
      <text:p text:style-name="P19"/>
      <text:p text:style-name="P19">const initialValue = 10;</text:p>
      <text:p text:style-name="P19">var sum2 = numbers.fold(initialValue, (curr, next) =&gt; curr + next);</text:p>
      <text:p text:style-name="P19">print(sum2); // =&gt; 25</text:p>
      <text:p text:style-name="P19"/>
      <text:p text:style-name="P19"/>
      <text:p text:style-name="P19"/>
      <text:p text:style-name="P19"/>
      <text:p text:style-name="P19"/>
      <text:h text:style-name="Heading_20_3" text:outline-level="3">Where</text:h>
      <text:p text:style-name="P19">final List&lt;TodoItem&gt; visibleTodos = typeFilter == TypeFilter.ALL</text:p>
      <text:p text:style-name="P19"><text:s text:c="4"/>? todos</text:p>
      <text:p text:style-name="P19"><text:s text:c="4"/>: todos.where((t) =&gt; t.completed != onlyActive).toList(growable: false);</text:p>
      <text:p text:style-name="P19"/>
      <text:p text:style-name="P19">final int remainingActive = todos</text:p>
      <text:p text:style-name="P19"><text:s text:c="4"/>.where((t) =&gt; !t.completed)</text:p>
      <text:p text:style-name="P19"><text:s text:c="4"/>.length;</text:p>
      <text:p text:style-name="P19"/>
      <text:p text:style-name="P19"/>
      <text:p text:style-name="P38">var over21s = <text:span text:style-name="Strong_20_Emphasis"><text:span text:style-name="T3">users.where((user) =&gt; user[“age”] &gt; 21)</text:span></text:span>;</text:p>
      <text:p text:style-name="P38">print(over21s.length); // =&gt; 1</text:p>
      <text:p text:style-name="P38">var nameJ = users.firstWhere((user) =&gt; user[“name”].startsWith(‘J’), orElse: () =&gt; null);</text:p>
      <text:p text:style-name="P38">print(nameJ); // =&gt; {name: John, age: 18}</text:p>
      <text:p text:style-name="P38">var under18s = users.singleWhere((user) =&gt; user[“age”] &lt; 18, orElse: () =&gt; null);</text:p>
      <text:p text:style-name="P38">print(under18s); // =&gt; null</text:p>
      <text:p text:style-name="P38"/>
      <text:p text:style-name="Subtitle"><text:soft-page-break/>Mapas</text:p>
      <text:p text:style-name="Standard"/>
      <text:p text:style-name="P13">var mappedFruits = fruits.map((fruit) =&gt; ‘I love $fruit’).toList();</text:p>
      <text:p text:style-name="P13">print(mappedFruits); // =&gt; ['I love banana', ‘I love pineapple’, ‘I love watermelon’]</text:p>
      <text:p text:style-name="P13"/>
      <text:h text:style-name="Heading_20_3" text:outline-level="3">Concatenar a un mapa</text:h>
      <text:p text:style-name="P13">var user = {</text:p>
      <text:p text:style-name="P13"><text:s/>"firstName": "Tom",</text:p>
      <text:p text:style-name="P13"><text:s/>"age": 25,</text:p>
      <text:p text:style-name="P13">};</text:p>
      <text:p text:style-name="P13"/>
      <text:p text:style-name="P13">user.addAll({</text:p>
      <text:p text:style-name="P13"><text:s text:c="2"/>"lastName": "Smith",</text:p>
      <text:p text:style-name="P13"><text:s text:c="2"/>"age": 26,</text:p>
      <text:p text:style-name="P13">});</text:p>
      <text:p text:style-name="P13">print(user); // =&gt; {"firstName": "Tom", "age": 26, "lastName": "Smith"}</text:p>
      <text:p text:style-name="P8">,,</text:p>
      <text:h text:style-name="Heading_20_3" text:outline-level="3">contains</text:h>
      <text:p text:style-name="P35">print(user.containsKey("age"))</text:p>
      <text:p text:style-name="P35">print(user.containsValue("Smith")); // =&gt; true</text:p>
      <text:p text:style-name="P27"/>
      <text:p text:style-name="P27"/>
      <text:h text:style-name="Heading_20_3" text:outline-level="3">forEach</text:h>
      <text:p text:style-name="P27">user.forEach((key, value) =&gt; print('Key: $key, Value: $value')); </text:p>
      <text:p text:style-name="P27">// =&gt; "Key: firstName, Value: Tom" "Key: age, Value: 26" "Key: lastName, Value: Smith"</text:p>
      <text:p text:style-name="P27"/>
      <text:h text:style-name="Heading_20_3" text:outline-level="3">putIfAbsent</text:h>
      <text:p text:style-name="P27">user.putIfAbsent("accessToken", () =&gt; "abf329jklr90rnlk2..."); // =&gt; {"firstName": "Tom", "age": 26, "lastName": "Smith", "accessToken": "abf329jklr90rnlk2…"</text:p>
      <text:p text:style-name="P27"/>
      <text:h text:style-name="Heading_20_3" text:outline-level="3">remove</text:h>
      <text:h text:style-name="P37" text:outline-level="3">user.remove("accessToken")</text:h>
      <text:h text:style-name="P36" text:outline-level="3">user.removeWhere((key, value) =&gt; key == "lastName");</text:h>
      <text:h text:style-name="P36" text:outline-level="3">user.removeWhere((key, value) =&gt; key == "lastName");</text:h>
      <text:h text:style-name="P36" text:outline-level="3"/>
      <text:h text:style-name="Heading_20_3" text:outline-level="3">Update</text:h>
      <text:p text:style-name="P5">user.update("age", (dynamic val) =&gt; ++val);</text:p>
      <text:p text:style-name="Subtitle">Arboles</text:p>
      <text:p text:style-name="P26"><text:span text:style-name="Source_20_Text"><text:span text:style-name="T44"/></text:span></text:p>
      <text:p text:style-name="P28"/>
      <text:h text:style-name="Heading_20_2" text:outline-level="2"/>
      <text:p text:style-name="P9"><text:span text:style-name="T14">class </text:span><text:span text:style-name="T7">Entry {<text:line-break/> <text:s/>Entry(</text:span><text:span text:style-name="T14">this</text:span><text:span text:style-name="T7">.</text:span><text:span text:style-name="T28">title</text:span><text:span text:style-name="T7">, [</text:span><text:span text:style-name="T14">this</text:span><text:span text:style-name="T7">.</text:span><text:span text:style-name="T28">children </text:span><text:span text:style-name="T7">= </text:span><text:span text:style-name="T14">const </text:span><text:span text:style-name="T7">&lt;Entry&gt;[]]);<text:line-break/> <text:s/></text:span><text:span text:style-name="T14">final </text:span><text:span text:style-name="T7">String </text:span><text:span text:style-name="T28">title</text:span><text:span text:style-name="T7">;<text:line-break/> <text:s/></text:span><text:span text:style-name="T14">final </text:span><text:span text:style-name="T7">List&lt;Entry&gt; </text:span><text:span text:style-name="T28">children</text:span><text:span text:style-name="T7">;<text:line-break/>}<text:line-break/><text:line-break/></text:span><text:span text:style-name="T33">// The entire multilevel list displayed by this app.<text:line-break/></text:span><text:span text:style-name="T14">final </text:span><text:span text:style-name="T7">List&lt;Entry&gt; data = &lt;Entry&gt;[<text:line-break/> <text:s/></text:span><text:span text:style-name="T14">new </text:span><text:span text:style-name="T7">Entry(</text:span><text:span text:style-name="T22">'Chapter A'</text:span><text:span text:style-name="T7">,<text:line-break/> <text:s text:c="3"/>&lt;Entry&gt;[<text:line-break/> <text:s text:c="5"/></text:span><text:span text:style-name="T14">new </text:span><text:span text:style-name="T7">Entry(</text:span><text:span text:style-name="T22">'Section A0'</text:span><text:span text:style-name="T7">,<text:line-break/> <text:s text:c="7"/>&lt;Entry&gt;[<text:line-break/> <text:s text:c="9"/></text:span><text:span text:style-name="T14">new </text:span><text:span text:style-name="T7">Entry(</text:span><text:span text:style-name="T22">'Item A0.1'</text:span><text:span text:style-name="T7">),<text:line-break/> <text:s text:c="9"/></text:span><text:span text:style-name="T14">new </text:span><text:span text:style-name="T7">Entry(</text:span><text:span text:style-name="T22">'Item A0.2'</text:span><text:span text:style-name="T7">),<text:line-break/> <text:s text:c="9"/></text:span><text:span text:style-name="T14">new </text:span><text:span text:style-name="T7">Entry(</text:span><text:span text:style-name="T22">'Item A0.3'</text:span><text:span text:style-name="T7">),<text:line-break/></text:span><text:soft-page-break/><text:span text:style-name="T7"> <text:s text:c="7"/>],<text:line-break/> <text:s text:c="5"/>),<text:line-break/> <text:s text:c="5"/></text:span><text:span text:style-name="T14">new </text:span><text:span text:style-name="T7">Entry(</text:span><text:span text:style-name="T22">'Section A1'</text:span><text:span text:style-name="T7">),<text:line-break/> <text:s text:c="5"/></text:span><text:span text:style-name="T14">new </text:span><text:span text:style-name="T7">Entry(</text:span><text:span text:style-name="T22">'Section A2'</text:span><text:span text:style-name="T7">),<text:line-break/> <text:s text:c="3"/>],<text:line-break/> <text:s/>),<text:line-break/> <text:s/></text:span><text:span text:style-name="T14">new </text:span><text:span text:style-name="T7">Entry(</text:span><text:span text:style-name="T22">'Chapter B'</text:span><text:span text:style-name="T7">,<text:line-break/> <text:s text:c="3"/>&lt;Entry&gt;[<text:line-break/> <text:s text:c="5"/></text:span><text:span text:style-name="T14">new </text:span><text:span text:style-name="T7">Entry(</text:span><text:span text:style-name="T22">'Section B0'</text:span><text:span text:style-name="T7">),<text:line-break/> <text:s text:c="5"/></text:span><text:span text:style-name="T14">new </text:span><text:span text:style-name="T7">Entry(</text:span><text:span text:style-name="T22">'Section B1'</text:span><text:span text:style-name="T7">),<text:line-break/> <text:s text:c="3"/>],<text:line-break/> <text:s/>),<text:line-break/> <text:s/></text:span><text:span text:style-name="T14">new </text:span><text:span text:style-name="T7">Entry(</text:span><text:span text:style-name="T22">'Chapter C'</text:span><text:span text:style-name="T7">,<text:line-break/> <text:s text:c="3"/>&lt;Entry&gt;[<text:line-break/> <text:s text:c="5"/></text:span><text:span text:style-name="T14">new </text:span><text:span text:style-name="T7">Entry(</text:span><text:span text:style-name="T22">'Section C0'</text:span><text:span text:style-name="T7">),<text:line-break/> <text:s text:c="5"/></text:span><text:span text:style-name="T14">new </text:span><text:span text:style-name="T7">Entry(</text:span><text:span text:style-name="T22">'Section C1'</text:span><text:span text:style-name="T7">),<text:line-break/> <text:s text:c="5"/></text:span><text:span text:style-name="T14">new </text:span><text:span text:style-name="T7">Entry(</text:span><text:span text:style-name="T22">'Section C2'</text:span><text:span text:style-name="T7">,<text:line-break/> <text:s text:c="7"/>&lt;Entry&gt;[<text:line-break/> <text:s text:c="9"/></text:span><text:span text:style-name="T14">new </text:span><text:span text:style-name="T7">Entry(</text:span><text:span text:style-name="T22">'Item C2.0'</text:span><text:span text:style-name="T7">),<text:line-break/> <text:s text:c="9"/></text:span><text:span text:style-name="T14">new </text:span><text:span text:style-name="T7">Entry(</text:span><text:span text:style-name="T22">'Item C2.1'</text:span><text:span text:style-name="T7">),<text:line-break/> <text:s text:c="9"/></text:span><text:span text:style-name="T14">new </text:span><text:span text:style-name="T7">Entry(</text:span><text:span text:style-name="T22">'Item C2.2'</text:span><text:span text:style-name="T7">),<text:line-break/> <text:s text:c="9"/></text:span><text:span text:style-name="T14">new </text:span><text:span text:style-name="T7">Entry(</text:span><text:span text:style-name="T22">'Item C2.3'</text:span><text:span text:style-name="T7">),<text:line-break/> <text:s text:c="7"/>],<text:line-break/> <text:s text:c="5"/>),<text:line-break/> <text:s text:c="3"/>],<text:line-break/> <text:s/>),<text:line-break/>];</text:span></text:p>
      <text:p text:style-name="P2"/>
      <text:p text:style-name="P2"/>
      <text:h text:style-name="Heading_20_2" text:outline-level="2">PageStorageKey&lt;T&gt; class</text:h>
      <text:p text:style-name="P2"/>
      <text:p text:style-name="P2">PageStorage se usa para guardar y restaurar valores que pueden sobrevivir al widget. Los valores se almacenan en un mapa por ruta cuyas claves están definidas por PageStorageKeys para el widget y sus antecesores. Para hacer posible que se encuentre un valor guardado cuando se recrea un widget, los valores de la clave no deben ser objetos cuya identidad cambiará cada vez que se crea el widget.</text:p>
      <text:p text:style-name="P2"/>
      <text:p text:style-name="P20"><text:span text:style-name="T15">import </text:span><text:span text:style-name="T23">'package:flutter/material.dart'</text:span><text:span text:style-name="T10">;<text:line-break/><text:line-break/></text:span><text:span text:style-name="T15">class </text:span><text:span text:style-name="T10">ExpansionTileSample </text:span><text:span text:style-name="T15">extends </text:span><text:span text:style-name="T10">StatelessWidget {<text:line-break/> <text:s/></text:span><text:span text:style-name="T35">@override<text:line-break/> <text:s/></text:span><text:span text:style-name="T10">Widget build(BuildContext context) {<text:line-break/> <text:s text:c="3"/></text:span><text:span text:style-name="T15">return new </text:span><text:span text:style-name="T10">MaterialApp(<text:line-break/> <text:s text:c="5"/>home: </text:span><text:span text:style-name="T15">new </text:span><text:span text:style-name="T10">Scaffold(<text:line-break/> <text:s text:c="7"/>appBar: </text:span><text:span text:style-name="T15">new </text:span><text:span text:style-name="T10">AppBar(<text:line-break/> <text:s text:c="9"/>title: </text:span><text:span text:style-name="T15">const </text:span><text:span text:style-name="T10">Text(</text:span><text:span text:style-name="T23">'ExpansionTile'</text:span><text:span text:style-name="T10">),<text:line-break/> <text:s text:c="7"/>),<text:line-break/> <text:s text:c="7"/>body: </text:span><text:span text:style-name="T15">new </text:span><text:span text:style-name="T10">ListView.builder(<text:line-break/> <text:s text:c="9"/>itemBuilder: (BuildContext context, int index) =&gt; </text:span><text:span text:style-name="T15">new </text:span><text:span text:style-name="T10">EntryItem(data[index]),<text:line-break/> <text:s text:c="9"/>itemCount: data.</text:span><text:span text:style-name="T29">length</text:span><text:span text:style-name="T10">,<text:line-break/> <text:s text:c="7"/>),<text:line-break/> <text:s text:c="5"/>),<text:line-break/> <text:s text:c="3"/>);<text:line-break/> <text:s/>}<text:line-break/>}<text:line-break/><text:line-break/><text:line-break/></text:span><text:span text:style-name="T34">// Displays one Entry. If the entry has children then it's displayed<text:line-break/></text:span><text:soft-page-break/><text:span text:style-name="T34">// with an ExpansionTile.<text:line-break/></text:span><text:span text:style-name="T15">class </text:span><text:span text:style-name="T10">EntryItem </text:span><text:span text:style-name="T15">extends </text:span><text:span text:style-name="T10">StatelessWidget {<text:line-break/> <text:s/></text:span><text:span text:style-name="T15">const </text:span><text:span text:style-name="T10">EntryItem(</text:span><text:span text:style-name="T15">this</text:span><text:span text:style-name="T10">.</text:span><text:span text:style-name="T29">entry</text:span><text:span text:style-name="T10">);<text:line-break/><text:line-break/> <text:s/></text:span><text:span text:style-name="T15">final </text:span><text:span text:style-name="T10">Entry </text:span><text:span text:style-name="T29">entry</text:span><text:span text:style-name="T10">;<text:line-break/><text:line-break/> <text:s/>Widget _buildTiles(Entry root) {<text:line-break/> <text:s text:c="3"/></text:span><text:span text:style-name="T15">if </text:span><text:span text:style-name="T10">(root.</text:span><text:span text:style-name="T29">children</text:span><text:span text:style-name="T10">.</text:span><text:span text:style-name="T29">isEmpty</text:span><text:span text:style-name="T10">)<text:line-break/> <text:s text:c="5"/></text:span><text:span text:style-name="T15">return new </text:span><text:span text:style-name="T10">ListTile(title: </text:span><text:span text:style-name="T15">new </text:span><text:span text:style-name="T10">Text(root.</text:span><text:span text:style-name="T29">title</text:span><text:span text:style-name="T10">));<text:line-break/> <text:s text:c="3"/></text:span><text:span text:style-name="T15">return new </text:span><text:span text:style-name="T10">ExpansionTile(<text:line-break/> <text:s text:c="5"/>key: </text:span><text:span text:style-name="T15">new </text:span><text:span text:style-name="T10">PageStorageKey&lt;Entry&gt;(root),<text:line-break/> <text:s text:c="5"/>title: </text:span><text:span text:style-name="T15">new </text:span><text:span text:style-name="T10">Text(root.</text:span><text:span text:style-name="T29">title</text:span><text:span text:style-name="T10">),<text:line-break/> <text:s text:c="5"/>children: root.</text:span><text:span text:style-name="T29">children</text:span><text:span text:style-name="T10">.map(_buildTiles).toList(),<text:line-break/> <text:s text:c="3"/>);<text:line-break/> <text:s/>}</text:span></text:p>
      <text:p text:style-name="P18"/>
      <text:p text:style-name="P43">arreglo al lista</text:p>
      <text:p text:style-name="P40"><text:span text:style-name="Source_20_Text"><text:span text:style-name="T46">import</text:span></text:span><text:span text:style-name="Source_20_Text"><text:span text:style-name="T47"> </text:span></text:span><text:span text:style-name="Source_20_Text"><text:span text:style-name="T49">'dart:convert'</text:span></text:span><text:span text:style-name="Source_20_Text"><text:span text:style-name="T48">;</text:span></text:span></text:p>
      <text:p text:style-name="P39"><text:span text:style-name="Source_20_Text"><text:span text:style-name="T48">...</text:span></text:span></text:p>
      <text:p text:style-name="P41"/>
      <text:p text:style-name="P39"><text:span text:style-name="Source_20_Text"><text:span text:style-name="T46">var</text:span></text:span><text:span text:style-name="Source_20_Text"><text:span text:style-name="T47"> </text:span></text:span><text:span text:style-name="Source_20_Text"><text:span text:style-name="T50">String</text:span></text:span><text:span text:style-name="Source_20_Text"><text:span text:style-name="T47"> </text:span></text:span><text:span text:style-name="Source_20_Text"><text:span text:style-name="T48">a =</text:span></text:span><text:span text:style-name="Source_20_Text"><text:span text:style-name="T47"> </text:span></text:span><text:span text:style-name="Source_20_Text"><text:span text:style-name="T49">'["one", "two", "three", "four"]'</text:span></text:span><text:span text:style-name="Source_20_Text"><text:span text:style-name="T48">;</text:span></text:span></text:p>
      <text:p text:style-name="P39"><text:span text:style-name="Source_20_Text"><text:span text:style-name="T46">var</text:span></text:span><text:span text:style-name="Source_20_Text"><text:span text:style-name="T47"> </text:span></text:span><text:span text:style-name="Source_20_Text"><text:span text:style-name="T48">ab =</text:span></text:span><text:span text:style-name="Source_20_Text"><text:span text:style-name="T47"> </text:span></text:span><text:span text:style-name="Source_20_Text"><text:span text:style-name="T48">json.decode(a);</text:span></text:span></text:p>
      <text:p text:style-name="P39"><text:span text:style-name="Source_20_Text"><text:span text:style-name="T48">print(ab[</text:span></text:span><text:span text:style-name="Source_20_Text"><text:span text:style-name="T49">0</text:span></text:span><text:span text:style-name="Source_20_Text"><text:span text:style-name="T48">]);</text:span></text:span><text:span text:style-name="Source_20_Text"><text:span text:style-name="T47"> </text:span></text:span><text:span text:style-name="Source_20_Text"><text:span text:style-name="T51">// return ["one"</text:span></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ourier New1" fo:font-family="'Courier New'" style:font-family-generic="modern" style:font-pitch="fixed" fo:font-size="8pt" fo:letter-spacing="normal" fo:font-style="normal" fo:font-weight="normal" style:font-name-asian="Courier New1" style:font-family-asian="'Courier New'" style:font-family-generic-asian="modern" style:font-pitch-asian="fixed" style:font-size-asian="8pt" style:font-name-complex="Courier New1" style:font-family-complex="'Courier New'" style:font-family-generic-complex="modern" style:font-pitch-complex="fixed" style:font-size-complex="8pt"/>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ListLabel_20_1" style:display-name="ListLabel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032cm" fo:margin-left="1.032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5</text:page-number></text:span><text:span text:style-name="MT2"><text:s/>de </text:span><text:span text:style-name="MT3"><text:page-count style:num-format="1">7</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37</meta:editing-cycles>
    <meta:creation-date>2018-03-07T12:45:00</meta:creation-date>
    <dc:date>2019-08-16T21:17:25.004202083</dc:date>
    <meta:editing-duration>PT11H36M31S</meta:editing-duration>
    <meta:generator>LibreOffice/6.2.4.2$MacOSX_X86_64 LibreOffice_project/2412653d852ce75f65fbfa83fb7e7b669a126d64</meta:generator>
    <meta:document-statistic meta:table-count="1" meta:image-count="0" meta:object-count="0" meta:page-count="7" meta:paragraph-count="155" meta:word-count="961" meta:character-count="7795" meta:non-whitespace-character-count="64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